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Calibri Light'" style:font-family-asian="'Calibri Light'" style:font-family-complex="'Calibri Light'" fo:background-color="transparent" style:use-window-font-color="true"/>
    </style:style>
    <style:style style:name="T2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3" style:family="text">
      <style:text-properties fo:font-size="8.00pt" fo:font-weight="bold" fo:font-family="'Calibri Light'" style:font-family-asian="'Calibri Light'" style:font-family-complex="'Calibri Light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6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7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8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9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9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11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15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16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17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18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19" style:family="text">
      <style:text-properties fo:font-size="9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20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8.00pt" fo:font-weight="bold" fo:font-family="'Calibri Light'" style:font-family-asian="'Calibri Light'" style:font-family-complex="'Calibri Light'" fo:background-color="transparent" fo:color="#000000"/>
    </style:style>
    <style:style style:name="T23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24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25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26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27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28" style:family="text">
      <style:text-properties fo:font-size="9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29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30" style:family="text">
      <style:text-properties fo:font-size="8.00pt" fo:font-weight="bold" fo:font-family="'Calibri Light'" style:font-family-asian="'Calibri Light'" style:font-family-complex="'Calibri Light'" fo:background-color="transparent" fo:color="#666666" fo:font-style="italic"/>
    </style:style>
    <style:style style:name="T31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32" style:family="text">
      <style:text-properties fo:font-size="8.00pt" fo:font-weight="normal" fo:font-family="'Cambria Math'" style:font-family-asian="'Cambria Math'" style:font-family-complex="'Cambria Math'" fo:background-color="transparent" fo:color="#666666" fo:font-style="italic"/>
    </style:style>
    <style:style style:name="T33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34" style:family="text">
      <style:text-properties fo:font-size="8.00pt" style:text-position="super" fo:font-weight="normal" fo:font-family="'Calibri Light'" style:font-family-asian="'Calibri Light'" style:font-family-complex="'Calibri Light'" fo:background-color="transparent" fo:color="#666666" fo:font-style="italic"/>
    </style:style>
    <style:style style:name="T35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36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37" style:family="text">
      <style:text-properties fo:font-size="8.00pt" fo:font-weight="normal" fo:font-family="'Cambria Math'" style:font-family-asian="'Cambria Math'" style:font-family-complex="'Cambria Math'" fo:background-color="transparent" fo:color="#666666" fo:font-style="italic"/>
    </style:style>
    <style:style style:name="T38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39" style:family="text">
      <style:text-properties fo:font-size="8.00pt" style:text-position="super" fo:font-weight="normal" fo:font-family="'Calibri Light'" style:font-family-asian="'Calibri Light'" style:font-family-complex="'Calibri Light'" fo:background-color="transparent" fo:color="#666666" fo:font-style="italic"/>
    </style:style>
    <style:style style:name="T40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41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42" style:family="text">
      <style:text-properties fo:font-size="8.00pt" fo:font-weight="normal" fo:font-family="'Cambria Math'" style:font-family-asian="'Cambria Math'" style:font-family-complex="'Cambria Math'" fo:background-color="transparent" fo:color="#666666" fo:font-style="italic"/>
    </style:style>
    <style:style style:name="T43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44" style:family="text">
      <style:text-properties fo:font-size="8.00pt" style:text-position="super" fo:font-weight="normal" fo:font-family="'Calibri Light'" style:font-family-asian="'Calibri Light'" style:font-family-complex="'Calibri Light'" fo:background-color="transparent" fo:color="#666666" fo:font-style="italic"/>
    </style:style>
    <style:style style:name="T45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46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47" style:family="text">
      <style:text-properties fo:font-size="8.00pt" fo:font-weight="bold" fo:font-family="'Calibri Light'" style:font-family-asian="'Calibri Light'" style:font-family-complex="'Calibri Light'" fo:background-color="transparent" fo:color="#666666" fo:font-style="italic"/>
    </style:style>
    <style:style style:name="T48" style:family="text">
      <style:text-properties fo:font-size="8.00pt" fo:font-weight="normal" fo:font-family="'Calibri Light'" style:font-family-asian="'Calibri Light'" style:font-family-complex="'Calibri Light'" fo:background-color="transparent" fo:color="#666666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51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52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53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54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55" style:family="text">
      <style:text-properties fo:font-size="9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56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8.00pt" fo:font-weight="bold" fo:font-family="'Calibri Light'" style:font-family-asian="'Calibri Light'" style:font-family-complex="'Calibri Light'" fo:background-color="transparent" style:use-window-font-color="true"/>
    </style:style>
    <style:style style:name="T59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60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61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62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63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64" style:family="text">
      <style:text-properties fo:font-size="9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65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66" style:family="text">
      <style:text-properties fo:font-size="8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67" style:family="text">
      <style:text-properties fo:font-size="8.00pt" fo:font-weight="bold" fo:font-family="'Cambria Math'" style:font-family-asian="'Cambria Math'" style:font-family-complex="'Cambria Math'" fo:background-color="transparent" style:use-window-font-color="true" fo:font-style="italic"/>
    </style:style>
    <style:style style:name="T68" style:family="text">
      <style:text-properties fo:font-size="8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69" style:family="text">
      <style:text-properties fo:font-size="8.00pt" style:text-position="super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70" style:family="text">
      <style:text-properties fo:font-size="8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71" style:family="text">
      <style:text-properties fo:font-size="8.00pt" style:text-position="super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72" style:family="text">
      <style:text-properties fo:font-size="8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73" style:family="text">
      <style:text-properties fo:font-size="8.00pt" style:text-position="super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74" style:family="text">
      <style:text-properties fo:font-size="8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8.00pt" fo:font-weight="bold" fo:font-family="'Calibri Light'" style:font-family-asian="'Calibri Light'" style:font-family-complex="'Calibri Light'" fo:background-color="transparent" style:use-window-font-color="true"/>
    </style:style>
    <style:style style:name="T77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78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79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80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81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82" style:family="text">
      <style:text-properties fo:font-size="9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83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86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87" style:family="text">
      <style:text-properties fo:font-size="10.00pt" fo:font-weight="bold" fo:font-family="'Calibri Light'" style:font-family-asian="'Calibri Light'" style:font-family-complex="'Calibri Light'" fo:background-color="transparent" style:use-window-font-color="true"/>
    </style:style>
    <style:style style:name="T88" style:family="text">
      <style:text-properties fo:font-size="10.00pt" fo:font-weight="normal" fo:font-family="'Calibri Light'" style:font-family-asian="'Calibri Light'" style:font-family-complex="'Calibri Light'" fo:background-color="transparent" style:use-window-font-color="true"/>
    </style:style>
    <style:style style:name="T89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T90" style:family="text">
      <style:text-properties fo:font-size="9.00pt" fo:font-weight="bold" fo:font-family="'Calibri Light'" style:font-family-asian="'Calibri Light'" style:font-family-complex="'Calibri Light'" fo:background-color="transparent" style:use-window-font-color="true" fo:font-style="italic"/>
    </style:style>
    <style:style style:name="T91" style:family="text">
      <style:text-properties fo:font-size="9.00pt" fo:font-weight="normal" fo:font-family="'Calibri Light'" style:font-family-asian="'Calibri Light'" style:font-family-complex="'Calibri Light'" fo:background-color="transparent" style:use-window-font-color="true"/>
    </style:style>
    <style:style style:name="P1" style:family="paragraph">
      <style:paragraph-properties fo:line-height="115.00%" fo:text-align="center" fo:margin-top="5.70pt" fo:margin-bottom="5.70pt"/>
    </style:style>
    <style:style style:name="P2" style:family="paragraph">
      <style:paragraph-properties fo:line-height="115.00%" fo:text-align="left" fo:margin-top="5.70pt" fo:margin-bottom="5.70pt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35.45pt" fo:text-indent="0.00pt" fo:margin-top="2.85pt" fo:margin-bottom="2.85pt"/>
    </style: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 fo:margin-left="35.45pt" fo:text-indent="0.00pt" fo:margin-top="2.85pt" fo:margin-bottom="2.85pt"/>
    </style:style>
    <style:style style:name="P8" style:family="paragraph">
      <style:paragraph-properties fo:line-height="115.00%" fo:text-align="right"/>
    </style:style>
    <style:style style:name="P9" style:family="paragraph">
      <style:paragraph-properties fo:line-height="115.00%" fo:text-align="left" fo:margin-top="2.85pt" fo:margin-bottom="2.85pt"/>
    </style:style>
    <style:style style:name="P10" style:family="paragraph">
      <style:paragraph-properties fo:line-height="115.00%" fo:text-align="left" fo:margin-left="35.45pt" fo:text-indent="0.00pt" fo:margin-top="2.85pt" fo:margin-bottom="2.85pt"/>
    </style:style>
    <style:style style:name="P11" style:family="paragraph">
      <style:paragraph-properties fo:line-height="115.00%" fo:text-align="left" fo:margin-left="70.90pt" fo:text-indent="0.00pt" fo:margin-top="8.55pt" fo:margin-bottom="8.55pt"/>
    </style:style>
    <text:list-style style:name="L12">
      <text:list-level-style-bullet text:level="1" text:bullet-char="•">
        <style:list-level-properties text:space-before="123.8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 fo:margin-left="70.90pt" fo:text-indent="0.00pt" fo:margin-top="2.85pt" fo:margin-bottom="2.85pt"/>
    </style:style>
    <style:style style:name="P14" style:family="paragraph">
      <style:paragraph-properties fo:line-height="115.00%" fo:text-align="left" fo:margin-left="70.90pt" fo:text-indent="0.00pt"/>
    </style:style>
    <style:style style:name="P15" style:family="paragraph">
      <style:paragraph-properties fo:line-height="115.00%" fo:text-align="left" fo:margin-top="2.85pt" fo:margin-bottom="2.85pt"/>
    </style:style>
    <style:style style:name="P16" style:family="paragraph">
      <style:paragraph-properties fo:line-height="115.00%" fo:text-align="left" fo:margin-left="35.45pt" fo:text-indent="0.00pt" fo:margin-top="2.85pt" fo:margin-bottom="2.85pt"/>
    </style:style>
    <style:style style:name="P17" style:family="paragraph">
      <style:paragraph-properties fo:line-height="115.00%" fo:text-align="left" fo:margin-left="70.90pt" fo:text-indent="0.00pt" fo:margin-top="2.85pt" fo:margin-bottom="2.85pt"/>
    </style:style>
    <style:style style:name="P18" style:family="paragraph">
      <style:paragraph-properties fo:line-height="115.00%" fo:text-align="left" fo:margin-left="35.45pt" fo:text-indent="0.00pt" fo:margin-top="2.85pt" fo:margin-bottom="2.85pt"/>
    </style:style>
    <style:style style:name="P19" style:family="paragraph">
      <style:paragraph-properties fo:line-height="115.00%" fo:text-align="right" fo:margin-top="2.85pt" fo:margin-bottom="2.85pt"/>
    </style:style>
    <style:style style:name="P20" style:family="paragraph">
      <style:paragraph-properties fo:line-height="115.00%" fo:text-align="left" fo:margin-top="2.85pt" fo:margin-bottom="2.85pt"/>
    </style:style>
    <style:style style:name="P21" style:family="paragraph">
      <style:paragraph-properties fo:line-height="115.00%" fo:text-align="left" fo:margin-left="35.45pt" fo:text-indent="0.00pt" fo:margin-top="2.85pt" fo:margin-bottom="2.85pt"/>
    </style:style>
    <style:style style:name="P22" style:family="paragraph">
      <style:paragraph-properties fo:line-height="115.00%" fo:text-align="left" fo:margin-left="106.35pt" fo:text-indent="0.00pt" fo:margin-top="11.40pt" fo:margin-bottom="11.40pt"/>
    </style:style>
    <style:style style:name="P23" style:family="paragraph">
      <style:paragraph-properties fo:line-height="115.00%" fo:text-align="right" fo:margin-top="2.85pt" fo:margin-bottom="2.85pt"/>
    </style:style>
    <style:style style:name="P24" style:family="paragraph">
      <style:paragraph-properties fo:line-height="115.00%" fo:text-align="left" fo:margin-top="2.85pt" fo:margin-bottom="2.85pt"/>
    </style:style>
    <style:style style:name="P25" style:family="paragraph">
      <style:paragraph-properties fo:line-height="115.00%" fo:text-align="left" fo:margin-left="35.45pt" fo:text-indent="0.00pt" fo:margin-top="2.85pt" fo:margin-bottom="2.85pt"/>
    </style:style>
    <style:style style:name="P26" style:family="paragraph">
      <style:paragraph-properties fo:line-height="115.00%" fo:text-align="left" fo:margin-top="2.85pt" fo:margin-bottom="2.85pt"/>
    </style:style>
    <style:style style:name="P27" style:family="paragraph">
      <style:paragraph-properties fo:line-height="115.00%" fo:text-align="left" fo:margin-left="35.45pt" fo:text-indent="0.00pt" fo:margin-top="2.85pt" fo:margin-bottom="2.85pt"/>
    </style:style>
    <style:style style:name="P28" style:family="paragraph">
      <style:paragraph-properties fo:line-height="115.00%" fo:text-align="left" fo:margin-left="70.90pt" fo:text-indent="0.00pt" fo:margin-top="2.85pt" fo:margin-bottom="2.85pt"/>
    </style:style>
  </office:automatic-styles>
  <office:body>
    <office:text>
      <text:p text:style-name="P1"><text:span text:style-name="T1">Ejercicios Funciones MySQL</text:span></text:p>
      <text:p text:style-name="P2"><text:span text:style-name="T2">Realiza los siguientes ejercicios propuestos mediante el Workbench de MySQL. Una vez realizados los ejercicios, comprueba que todas las condiciones funcionan de forma correcta.</text:span></text:p>
      <text:p text:style-name="P3"><text:span text:style-name="T3">RAND</text:span></text:p>
      <text:p text:style-name="P4"><text:span text:style-name="T4"/></text:p>
      <text:p text:style-name="P4"><text:span text:style-name="T5">Ejercicio 1.-<text:s/></text:span><text:span text:style-name="T6">Realiza una función donde el usuario dicte un<text:s/></text:span><text:span text:style-name="T7">rango</text:span><text:span text:style-name="T8">, y la máquina muestre un número aleatorio dentro de dicho rango.</text:span></text:p>
      <text:p text:style-name="P5"><text:span text:style-name="T9">- El usuario<text:s/></text:span><text:span text:style-name="T10">insertará 2 números</text:span><text:span text:style-name="T11"><text:s/>en la ejecución de la función</text:span></text:p>
      <text:p text:style-name="P5"><text:span text:style-name="T11">- La máquina obtendrá un número aleatorio contenido en dicho rango</text:span></text:p>
      <text:p text:style-name="P5"><text:span text:style-name="T11">- La función mostrará el número aleatorio insertado en una frase (por ejemplo, “El número aleatorio es 17</text:span><text:span text:style-name="T12">”)</text:span></text:p>
      <text:p text:style-name="P6"><text:span text:style-name="T13"/></text:p>
      <text:p text:style-name="P6"><text:span text:style-name="T14">Ejercicio 2.-</text:span><text:span text:style-name="T15"><text:s/>Realiza una función donde el usuario trate de<text:s/></text:span><text:span text:style-name="T16">acertar el número</text:span><text:span text:style-name="T17"><text:s/>que obtenga la máquina de forma aleatoria. </text:span></text:p>
      <text:p text:style-name="P7"><text:span text:style-name="T18">- La máquina obtendrá un número del 5 al 10 (ambos incluidos)</text:span></text:p>
      <text:p text:style-name="P7"><text:span text:style-name="T18">- El usuario<text:s/></text:span><text:span text:style-name="T19">insertará 2 números</text:span><text:span text:style-name="T20"><text:s/>en la ejecución de la función</text:span></text:p>
      <text:p text:style-name="P7"><text:span text:style-name="T20">- Si el usuario acierta el número de la máquina, la función mostrará la frase “Has acertado”</text:span></text:p>
      <text:p text:style-name="P7"><text:span text:style-name="T20">- Si el usuario no acierta el número de la máquina, la función mostrará la frase “Has fallado”</text:span></text:p>
      <text:p text:style-name="P7"><text:span text:style-name="T21"/></text:p>
      <text:p text:style-name="P8"><text:span text:style-name="T22">POWER</text:span></text:p>
      <text:p text:style-name="P9"><text:span text:style-name="T23">Ejercicio 3.-</text:span><text:span text:style-name="T24"><text:s/>Realiza una función que muestre las<text:s/></text:span><text:span text:style-name="T25">primeras 3 potencias<text:s/></text:span><text:span text:style-name="T26">de un número.</text:span></text:p>
      <text:p text:style-name="P10"><text:span text:style-name="T27">- El usuario<text:s/></text:span><text:span text:style-name="T28">insertará 1 número</text:span><text:span text:style-name="T29"><text:s/>en la ejecución de la función</text:span></text:p>
      <text:p text:style-name="P10"><text:span text:style-name="T29">- La máquina obtendrá las 3 primeras potencias de dicho número</text:span></text:p>
      <text:p text:style-name="P10"><text:span text:style-name="T29">- La función mostrará el resultado en una frase (por ejemplo, “Las 3 primeras potencias del número 2 son 1, 2 y 4”)</text:span></text:p>
      <text:p text:style-name="P11"><text:span text:style-name="T30">Ejemplo)</text:span><text:span text:style-name="T31"><text:s/>El usuario inserta el número 5</text:span></text:p>
      <text:list text:style-name="L12">
        <text:list-item>
          <text:p text:style-name="P12"><text:span text:style-name="T31">1ª potencia<text:s/></text:span><text:span text:style-name="T32">→</text:span><text:span text:style-name="T33"><text:s/>5</text:span><text:span text:style-name="T34">0</text:span><text:span text:style-name="T35"><text:s/>= 1</text:span></text:p>
        </text:list-item>
        <text:list-item>
          <text:p text:style-name="P12"><text:span text:style-name="T36">2ª potencia<text:s/></text:span><text:span text:style-name="T37">→</text:span><text:span text:style-name="T38"><text:s/>5</text:span><text:span text:style-name="T39">1</text:span><text:span text:style-name="T40"><text:s/>= 5</text:span></text:p>
        </text:list-item>
        <text:list-item>
          <text:p text:style-name="P12"><text:span text:style-name="T41">3ª potencia<text:s/></text:span><text:span text:style-name="T42">→</text:span><text:span text:style-name="T43"><text:s/>5</text:span><text:span text:style-name="T44">2</text:span><text:span text:style-name="T45"><text:s/>= 25</text:span></text:p>
        </text:list-item>
      </text:list>
      <text:p text:style-name="P13"><text:span text:style-name="T46"><text:tab/></text:span><text:span text:style-name="T47">Resultado:</text:span><text:span text:style-name="T48"><text:s text:c="2"/>Las 3 primeras potencias del número 5 son 1, 5 y 25</text:span></text:p>
      <text:p text:style-name="P14"><text:span text:style-name="T49"/></text:p>
      <text:p text:style-name="P15"><text:span text:style-name="T50">Ejercicio 4.-<text:s/></text:span><text:span text:style-name="T51">Realiza una función que calcule la<text:s/></text:span><text:span text:style-name="T52">potencia</text:span><text:span text:style-name="T53"><text:s/>de un número.</text:span></text:p>
      <text:p text:style-name="P16"><text:span text:style-name="T54">- El usuario</text:span><text:span text:style-name="T55"><text:s/>insertará 2 números</text:span><text:span text:style-name="T56"><text:s/>en la ejecución de la función</text:span></text:p>
      <text:p text:style-name="P17"><text:span text:style-name="T56">- El primer número será la base</text:span></text:p>
      <text:p text:style-name="P17"><text:span text:style-name="T56">- El segundo número será el exponente</text:span></text:p>
      <text:p text:style-name="P18"><text:span text:style-name="T56">- La máquina obtendrá el resultado del número elevado a dicho exponente</text:span></text:p>
      <text:p text:style-name="P18"><text:span text:style-name="T56">- La función mostrará el resultado en una frase (por ejemplo, “El número 2 elevado a 4 es igual a 16”)</text:span></text:p>
      <text:p text:style-name="P18"><text:span text:style-name="T57"/></text:p>
      <text:p text:style-name="P19"><text:span text:style-name="T58">SQRT</text:span></text:p>
      <text:p text:style-name="P20"><text:span text:style-name="T59">Ejercicio 5.-</text:span><text:span text:style-name="T60"><text:s/>Realiza una función que calcule la<text:s/></text:span><text:span text:style-name="T61">hipotenusa</text:span><text:span text:style-name="T62"><text:s/>de un triangulo rectángulo.</text:span></text:p>
      <text:p text:style-name="P21"><text:span text:style-name="T63">- El usuario</text:span><text:span text:style-name="T64"><text:s/>insertará 2 números<text:s/></text:span><text:span text:style-name="T65">en la ejecución de la función (base y altura)</text:span></text:p>
      <text:p text:style-name="P21"><text:span text:style-name="T65">- La máquina obtendrá el resultado de la operación</text:span></text:p>
      <text:p text:style-name="P21"><text:span text:style-name="T65">- La función mostrará el resultado en una frase (por ejemplo, “El área resultante es 25”)</text:span></text:p>
      <text:p text:style-name="P22"><text:span text:style-name="T66">Formula<text:s/></text:span><text:span text:style-name="T67">→</text:span><text:span text:style-name="T68"><text:s/>Hipotenusa</text:span><text:span text:style-name="T69">2</text:span><text:span text:style-name="T70"><text:s/>= base</text:span><text:span text:style-name="T71">2</text:span><text:span text:style-name="T72"><text:s/>+ altura</text:span><text:span text:style-name="T73">2</text:span><text:span text:style-name="T74"><text:s/></text:span></text:p>
      <text:p text:style-name="P23"><text:span text:style-name="T75"/></text:p>
      <text:p text:style-name="P23"><text:span text:style-name="T76">MOD</text:span></text:p>
      <text:p text:style-name="P24"><text:span text:style-name="T77">Ejercicio 6.-</text:span><text:span text:style-name="T78"><text:s/>Realiza una función que dicte si un número es<text:s/></text:span><text:span text:style-name="T79">par o impar</text:span><text:span text:style-name="T80">.</text:span></text:p>
      <text:p text:style-name="P25"><text:span text:style-name="T81">- El usuario</text:span><text:span text:style-name="T82"><text:s/>insertará 1 número<text:s/></text:span><text:span text:style-name="T83">en la ejecución de la función</text:span></text:p>
      <text:p text:style-name="P25"><text:span text:style-name="T83">- La función devolverá el resultado en una frase (por ejemplo, “El número 3 es impar”)</text:span></text:p>
      <text:p text:style-name="P25"><text:span text:style-name="T84"/></text:p>
      <text:p text:style-name="P26"><text:span text:style-name="T85">Ejercicio 7.-</text:span><text:span text:style-name="T86"><text:s/>Realiza una función que calcule la<text:s/></text:span><text:span text:style-name="T87">raíz cuadrada</text:span><text:span text:style-name="T88"><text:s/>de un número siempre y cuando sea divisible por 5.</text:span></text:p>
      <text:p text:style-name="P27"><text:span text:style-name="T89">- El usuario</text:span><text:span text:style-name="T90"><text:s/>insertará 1 número<text:s/></text:span><text:span text:style-name="T91">en la ejecución de la función</text:span></text:p>
      <text:p text:style-name="P27"><text:span text:style-name="T91">- La máquina calculará a través del resto si el número es divisible por 5</text:span></text:p>
      <text:p text:style-name="P27"><text:span text:style-name="T91">- La función devolverá el resultado en una frase dependiendo del calculo anterior</text:span></text:p>
      <text:p text:style-name="P28"><text:span text:style-name="T91">- Si el número es divisible por 5, calcula la raíz cuadrada (por ejemplo, “La raíz cuadrada del número 25 es 5”)</text:span></text:p>
      <text:p text:style-name="P28"><text:span text:style-name="T91">- Si el número no es divisible por 5, muestra un error como resultado (por ejemplo, “Error de calculo”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